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5.797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201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0.55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4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2.17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79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0.8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9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subtitle" style:list-style-name="L3">
      <style:graphic-properties draw:fill-color="#ffffff" draw:auto-grow-height="true" fo:min-height="1.8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draw:textarea-vertical-align="middle" fo:min-height="13.761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 style:list-style-name="L6">
      <style:graphic-properties fo:min-height="11.92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outline1">
      <style:graphic-properties draw:textarea-vertical-align="top" fo:min-height="11.929cm"/>
    </style:style>
    <style:style style:name="pr10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10.72cm" style:use-optimal-column-width="false"/>
    </style:style>
    <style:style style:name="co2" style:family="table-column">
      <style:table-column-properties style:column-width="4.471cm" style:use-optimal-column-width="false"/>
    </style:style>
    <style:style style:name="co3" style:family="table-column">
      <style:table-column-properties style:column-width="4.483cm" style:use-optimal-column-width="false"/>
    </style:style>
    <style:style style:name="co4" style:family="table-column">
      <style:table-column-properties style:column-width="4.5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style:font-name="Arial1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text-align="center"/>
      <style:text-properties style:font-name="Arial1"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style:text-properties style:font-name="Liberation Sans1"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6" style:family="paragraph">
      <style:text-properties style:font-name="Liberation Sans1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Arial1" fo:font-size="28pt" style:font-size-asian="28pt" style:font-size-complex="28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Liberation Mono" fo:font-size="20pt" style:font-size-asian="20pt" style:font-size-complex="20pt"/>
    </style:style>
    <style:style style:name="T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b80047" style:font-name="Liberation Mono" fo:font-size="20pt" style:font-size-asian="20pt" style:font-size-complex="20pt"/>
    </style:style>
    <style:style style:name="T11" style:family="text">
      <style:text-properties fo:color="#0000ff" style:font-name="Liberation Mono" fo:font-size="20pt" style:font-size-asian="20pt" style:font-size-complex="20pt"/>
    </style:style>
    <style:style style:name="T12" style:family="text">
      <style:text-properties style:font-name="Liberation Sans1" fo:font-size="22pt" style:font-size-asian="22pt" style:font-size-complex="22pt"/>
    </style:style>
    <style:style style:name="T13" style:family="text">
      <style:text-properties style:font-name="Liberation Sans1" fo:font-size="24pt" style:font-size-asian="24pt" style:font-size-complex="24pt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fo:color="#b80047" style:font-name="Liberation Mono" fo:font-size="18pt" style:font-size-asian="18pt" style:font-size-complex="18pt"/>
    </style:style>
    <style:style style:name="T16" style:family="text">
      <style:text-properties fo:color="#0000ff" style:font-name="Liberation Mono" fo:font-size="18pt" style:font-size-asian="18pt" style:font-size-complex="18pt"/>
    </style:style>
    <style:style style:name="T17" style:family="text">
      <style:text-properties fo:color="#00ae00" style:font-name="Liberation Mono" fo:font-size="18pt" style:font-size-asian="18pt" style:font-size-complex="18pt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draw:style-name="gr1" draw:text-style-name="P2" draw:layer="layout" svg:width="23.6cm" svg:height="12.6cm" svg:x="2.2cm" svg:y="5.2cm">
          <draw:text-box>
            <text:p text:style-name="P1"><text:span text:style-name="T1">D0000</text:span></text:p>
            <text:p text:style-name="P1"><text:span text:style-name="T1">Supporting offsetof </text:span><text:span text:style-name="T1">for All Classes</text:span></text:p>
            <text:p text:style-name="P1"><text:span text:style-name="T2"/></text:p>
            <text:p text:style-name="P1"><text:span text:style-name="T3">Author: Andrey Semashev</text:span></text:p>
            <text:p text:style-name="P1"><text:span text:style-name="T3">Presenter: Walter E. Brow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2" draw:text-style-name="P4" draw:layer="layout" svg:width="20cm" svg:height="2cm" svg:x="1.4cm" svg:y="1.6cm" presentation:class="title">
          <draw:text-box>
            <text:p><text:span text:style-name="T4">What Is Being </text:span><text:span text:style-name="T4">Proposed?</text:span></text:p>
          </draw:text-box>
        </draw:frame>
        <draw:frame presentation:style-name="pr3" draw:text-style-name="P6" draw:layer="layout" svg:width="25.2cm" svg:height="1.8cm" svg:x="1.4cm" svg:y="4.6cm" presentation:class="subtitle" presentation:user-transformed="true">
          <draw:text-box>
            <text:list text:style-name="L3">
              <text:list-item>
                <text:p text:style-name="P5"><text:span text:style-name="T5">Define offsetof for </text:span><text:span text:style-name="T5">all classes</text:span></text:p>
              </text:list-item>
            </text:list>
          </draw:text-box>
        </draw:frame>
        <draw:frame draw:style-name="standard" draw:layer="layout" svg:width="24.253cm" svg:height="12.001cm" svg:x="1.908cm" svg:y="6.6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7">N4713</text:p>
              </table:table-cell>
              <table:table-cell>
                <text:p text:style-name="P7">P0545</text:p>
              </table:table-cell>
              <table:table-cell>
                <text:p text:style-name="P7">D0000</text:p>
              </table:table-cell>
            </table:table-row>
            <table:table-row table:style-name="ro1" table:default-cell-style-name="ce1">
              <table:table-cell>
                <text:p text:style-name="P7">standard-layout</text:p>
              </table:table-cell>
              <table:table-cell>
                <text:p text:style-name="P8"><text:span text:style-name="T6">✓</text:span></text:p>
              </table:table-cell>
              <table:table-cell>
                <text:p text:style-name="P8"><text:span text:style-name="T6">✓</text:span></text:p>
              </table:table-cell>
              <table:table-cell>
                <text:p text:style-name="P8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7">trivially-copyable</text:p>
              </table:table-cell>
              <table:table-cell/>
              <table:table-cell>
                <text:p text:style-name="P8"><text:span text:style-name="T6">✓</text:span></text:p>
              </table:table-cell>
              <table:table-cell>
                <text:p text:style-name="P8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7">non-trivially copyable</text:p>
              </table:table-cell>
              <table:table-cell/>
              <table:table-cell>
                <text:p text:style-name="P8"><text:span text:style-name="T6">✓</text:span></text:p>
              </table:table-cell>
              <table:table-cell>
                <text:p text:style-name="P8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7">virtual functions</text:p>
              </table:table-cell>
              <table:table-cell/>
              <table:table-cell/>
              <table:table-cell>
                <text:p text:style-name="P8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7">virtual base classes</text:p>
              </table:table-cell>
              <table:table-cell/>
              <table:table-cell/>
              <table:table-cell>
                <text:p text:style-name="P8"><text:span text:style-name="T6">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Why Is This Proposed?</text:span></text:p>
          </draw:text-box>
        </draw:frame>
        <draw:frame presentation:style-name="pr5" draw:text-style-name="P10" draw:layer="layout" svg:width="25.2cm" svg:height="13.761cm" svg:x="1.4cm" svg:y="4.209cm" presentation:class="subtitle" presentation:user-transformed="true">
          <draw:text-box>
            <text:p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5">
              <text:list-item>
                <text:p text:style-name="P9"><text:span text:style-name="T7">See P0545: guarantee </text:span><text:span text:style-name="T7">contiguous and fixed binary </text:span><text:span text:style-name="T7">layout, </text:span><text:span text:style-name="T7">faster </text:span><text:span text:style-name="T7">serialization/deserialization, </text:span><text:span text:style-name="T7">etc.</text:span></text:p>
              </text:list-item>
              <text:list-item>
                <text:p text:style-name="P9"><text:span text:style-name="T7">Less restrictions (offsetof </text:span><text:span text:style-name="T7">„just works“) means easier </text:span><text:span text:style-name="T7">learning curve, less hacks, </text:span><text:span text:style-name="T7">which leads to better code</text:span></text:p>
              </text:list-item>
            </text:list>
          </draw:text-box>
        </draw:frame>
        <draw:frame draw:style-name="gr3" draw:text-style-name="P11" draw:layer="layout" svg:width="19.8cm" svg:height="1.187cm" svg:x="4.6cm" svg:y="7.2cm">
          <draw:text-box>
            <text:p/>
          </draw:text-box>
        </draw:frame>
        <draw:frame draw:style-name="gr4" draw:text-style-name="P12" draw:layer="layout" svg:width="18.2cm" svg:height="6.047cm" svg:x="4.689cm" svg:y="5.8cm">
          <draw:text-box>
            <text:p><text:span text:style-name="T8">struct A {</text:span></text:p>
            <text:p><text:span text:style-name="T8"><text:s text:c="4"/></text:span><text:span text:style-name="T8">int a;</text:span></text:p>
            <text:p><text:span text:style-name="T8">};</text:span></text:p>
            <text:p><text:span text:style-name="T8"/></text:p>
            <text:p><text:span text:style-name="T8">struct B : A {</text:span></text:p>
            <text:p><text:span text:style-name="T8"><text:s text:c="4"/></text:span><text:span text:style-name="T8">int b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Trivially-copyable </text:span><text:span text:style-name="T4">Classes</text:span></text:p>
          </draw:text-box>
        </draw:frame>
        <draw:frame presentation:style-name="pr7" draw:layer="layout" svg:width="12.097cm" svg:height="12.179cm" svg:x="1.6cm" svg:y="5cm" presentation:class="outline" presentation:user-transformed="true">
          <draw:text-box>
            <text:list text:style-name="L6">
              <text:list-item>
                <text:p>Already have contiguous storage</text:p>
              </text:list-item>
              <text:list-item>
                <text:p>Trivial copyability guarantees stable binary layout</text:p>
              </text:list-item>
              <text:list-item>
                <text:p>Can be supported by offsetof as is (unnecessary limitation in offsetof specification)</text:p>
              </text:list-item>
            </text:list>
          </draw:text-box>
        </draw:frame>
        <draw:frame draw:style-name="gr5" draw:text-style-name="P12" draw:layer="layout" svg:width="12.4cm" svg:height="7.451cm" svg:x="14.2cm" svg:y="5cm">
          <draw:text-box>
            <text:p><text:span text:style-name="T8">B b1, b2;</text:span></text:p>
            <text:p><text:span text:style-name="T8">int* p = &amp;b2.b;</text:span></text:p>
            <text:p><text:span text:style-name="T8"/></text:p>
            <text:p><text:span text:style-name="T8">b1.a = 1;</text:span></text:p>
            <text:p><text:span text:style-name="T8">b1.b = 2;</text:span></text:p>
            <text:p><text:span text:style-name="T8"/></text:p>
            <text:p><text:span text:style-name="T8">memcpy(&amp;b2, &amp;b1, </text:span><text:span text:style-name="T8">sizeof(B));</text:span></text:p>
            <text:p><text:span text:style-name="T8"/></text:p>
            <text:p><text:span text:style-name="T8">assert(*p == 2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Non-trivially-copyable </text:span><text:span text:style-name="T4">Classes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Presence of special functions does not affect binary layout (as per ABI)</text:p>
              </text:list-item>
              <text:list-item>
                <text:p>Compilers (gcc, clang, MSVC) support offsetof with it</text:p>
              </text:list-item>
              <text:list-item>
                <text:p>Structs like C are useful for IPC (there is demand)</text:p>
              </text:list-item>
            </text:list>
          </draw:text-box>
        </draw:frame>
        <draw:frame draw:style-name="gr6" draw:text-style-name="P12" draw:layer="layout" svg:width="12.4cm" svg:height="11.6cm" svg:x="14.2cm" svg:y="5cm">
          <draw:text-box>
            <text:p><text:span text:style-name="T8">struct C : public A {</text:span></text:p>
            <text:p><text:span text:style-name="T8"><text:s text:c="4"/></text:span><text:span text:style-name="T8">int c;</text:span></text:p>
            <text:p><text:span text:style-name="T8"><text:s text:c="4"/></text:span><text:span text:style-name="T8">char str[1024];</text:span></text:p>
            <text:p><text:span text:style-name="T8"/></text:p>
            <text:p><text:span text:style-name="T8"><text:s text:c="4"/></text:span><text:span text:style-name="T8">C() : c(10) {</text:span></text:p>
            <text:p><text:span text:style-name="T8"><text:s text:c="8"/></text:span><text:span text:style-name="T8">str[0] = '\0'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C(C const&amp; that) :</text:span></text:p>
            <text:p><text:span text:style-name="T8"><text:s text:c="8"/></text:span><text:span text:style-name="T8">c(that.c) {</text:span></text:p>
            <text:p><text:span text:style-name="T8"><text:s text:c="8"/></text:span><text:span text:style-name="T8">strcpy(</text:span></text:p>
            <text:p><text:span text:style-name="T8"><text:s text:c="12"/></text:span><text:span text:style-name="T8">str, </text:span><text:span text:style-name="T8">that.str);</text:span></text:p>
            <text:p><text:span text:style-name="T8"><text:s text:c="4"/></text:span><text:span text:style-name="T8">}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Classes with Virtual </text:span><text:span text:style-name="T4">Function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Virtual functions affect binary layout</text:span></text:p>
              </text:list-item>
              <text:list-item>
                <text:p><text:span text:style-name="T4">But the layout is still stable in most conventional ABIs</text:span></text:p>
              </text:list-item>
              <text:list-item>
                <text:p><text:span text:style-name="T4">Compilers (gcc, clang, MSVC) support offsetof with such </text:span><text:span text:style-name="T4">classes</text:span></text:p>
              </text:list-item>
              <text:list-item>
                <text:p><text:span text:style-name="T4">Useful in contexts like heterogenous data processing </text:span><text:span text:style-name="T4">without runtime dispatch</text:span></text:p>
              </text:list-item>
            </text:list>
          </draw:text-box>
        </draw:frame>
        <draw:frame draw:style-name="gr7" draw:text-style-name="P12" draw:layer="layout" svg:width="12.4cm" svg:height="10.8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;</text:span></text:p>
            <text:p><text:span text:style-name="T8">};</text:span></text:p>
            <text:p><text:span text:style-name="T8"/></text:p>
            <text:p><text:span text:style-name="T8">// Typical binary </text:span><text:span text:style-name="T8">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 presentation:user-transformed="true">
          <draw:text-box>
            <text:p><text:span text:style-name="T4">Abstract Classe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Pure specifier does not affect binary layout</text:span></text:p>
              </text:list-item>
              <text:list-item>
                <text:p><text:span text:style-name="T4">Offsetof does not create objects despite its definition </text:span><text:span text:style-name="T4">involves one</text:span></text:p>
              </text:list-item>
              <text:list-item>
                <text:p><text:span text:style-name="T4">For the sake of offsetof, pure virtual == virtual</text:span></text:p>
                <text:p><text:span text:style-name="T4"/></text:p>
              </text:list-item>
            </text:list>
          </draw:text-box>
        </draw:frame>
        <draw:frame draw:style-name="gr8" draw:text-style-name="P12" draw:layer="layout" svg:width="12.4cm" svg:height="10.991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 </text:span><text:span text:style-name="T9">= 0</text:span><text:span text:style-name="T8">;</text:span></text:p>
            <text:p><text:span text:style-name="T8">};</text:span></text:p>
            <text:p><text:span text:style-name="T8"/></text:p>
            <text:p><text:span text:style-name="T8">// Typical binary </text:span><text:span text:style-name="T8">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lasses with Virtual </text:span><text:span text:style-name="T4">Inheritance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Virtual base classes affect binary layout</text:p>
              </text:list-item>
              <text:list-item>
                <text:p>Generally, member offsets are runtime property…</text:p>
              </text:list-item>
              <text:list-item>
                <text:p>Unless the most derived object type is known</text:p>
              </text:list-item>
              <text:list-item>
                <text:p>Offsetof already defined in terms of the most derived class</text:p>
                <text:p/>
              </text:list-item>
            </text:list>
          </draw:text-box>
        </draw:frame>
        <draw:frame draw:style-name="gr9" draw:text-style-name="P12" draw:layer="layout" svg:width="12.4cm" svg:height="12.423cm" svg:x="14.2cm" svg:y="5cm">
          <draw:text-box>
            <text:p><text:span text:style-name="T8">class E : virtual public </text:span><text:span text:style-name="T8">A {</text:span></text:p>
            <text:p><text:span text:style-name="T8">public:</text:span></text:p>
            <text:p><text:span text:style-name="T8"><text:s text:c="4"/></text:span><text:span text:style-name="T8">int e;</text:span></text:p>
            <text:p><text:span text:style-name="T8">};</text:span></text:p>
            <text:p><text:span text:style-name="T8"/></text:p>
            <text:p><text:span text:style-name="T8">// Typical </text:span><text:span text:style-name="T8">implementation</text:span></text:p>
            <text:p><text:span text:style-name="T8">class E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btable;</text:span></text:p>
            <text:p><text:span text:style-name="T8"><text:s text:c="4"/></text:span><text:span text:style-name="T8">int e;</text:span></text:p>
            <text:p><text:span text:style-name="T8"/></text:p>
            <text:p><text:span text:style-name="T8"><text:s text:c="4"/></text:span><text:span text:style-name="T8">// Members of class </text:span><text:span text:style-name="T8">A</text:span></text:p>
            <text:p><text:span text:style-name="T8"><text:s text:c="4"/></text:span><text:span text:style-name="T8">int a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 text:style-name="P4"><text:span text:style-name="T4">Contiguous Storage &amp; </text:span><text:span text:style-name="T4">Data Layout</text:span></text:p>
          </draw:text-box>
        </draw:frame>
        <draw:frame draw:style-name="gr10" draw:text-style-name="P12" draw:layer="layout" svg:width="7.2cm" svg:height="7.6cm" svg:x="2.2cm" svg:y="11.029cm">
          <draw:text-box>
            <text:p><text:span text:style-name="T8">struct X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</text:span><text:span text:style-name="T10"> x2;</text:span></text:p>
            <text:p><text:span text:style-name="T8">};</text:span></text:p>
            <text:p><text:span text:style-name="T8"/></text:p>
            <text:p><text:span text:style-name="T8">struct Y : X {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</draw:text-box>
        </draw:frame>
        <draw:frame draw:style-name="gr10" draw:text-style-name="P12" draw:layer="layout" svg:width="7.2cm" svg:height="7.6cm" svg:x="10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</text:span><text:span text:style-name="T10"> x2;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0" draw:text-style-name="P12" draw:layer="layout" svg:width="7.2cm" svg:height="7.6cm" svg:x="18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1"><text:s text:c="4"/></text:span><text:span text:style-name="T11">int y1;</text:span></text:p>
            <text:p><text:span text:style-name="T10"><text:s text:c="4"/></text:span><text:span text:style-name="T10">int</text:span><text:span text:style-name="T10"> x2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1" draw:text-style-name="P15" draw:layer="layout" svg:width="7.2cm" svg:height="1.119cm" svg:x="2.2cm" svg:y="9.629cm">
          <draw:text-box>
            <text:p text:style-name="P14"><text:span text:style-name="T12">Code</text:span></text:p>
          </draw:text-box>
        </draw:frame>
        <draw:frame draw:style-name="gr11" draw:text-style-name="P15" draw:layer="layout" svg:width="7.2cm" svg:height="1.119cm" svg:x="10.2cm" svg:y="9.629cm">
          <draw:text-box>
            <text:p text:style-name="P14"><text:span text:style-name="T12">Allowed layout</text:span></text:p>
          </draw:text-box>
        </draw:frame>
        <draw:frame draw:style-name="gr12" draw:text-style-name="P15" draw:layer="layout" svg:width="7cm" svg:height="1.2cm" svg:x="18.2cm" svg:y="9.629cm">
          <draw:text-box>
            <text:p text:style-name="P14"><text:span text:style-name="T12">Not allowed layout</text:span></text:p>
          </draw:text-box>
        </draw:frame>
        <draw:frame draw:style-name="gr13" draw:text-style-name="P17" draw:layer="layout" svg:width="23.2cm" svg:height="4.229cm" svg:x="2.2cm" svg:y="5.4cm">
          <draw:text-box>
            <text:list text:style-name="L1">
              <text:list-item>
                <text:p text:style-name="P16"><text:span text:style-name="T13">Object storage must be </text:span><text:span text:style-name="T13">contiguous</text:span></text:p>
              </text:list-item>
              <text:list-item>
                <text:p text:style-name="P16"><text:span text:style-name="T13">Member offsets must be </text:span><text:span text:style-name="T13">stable</text:span></text:p>
              </text:list-item>
              <text:list-item>
                <text:p text:style-name="P16"><text:span text:style-name="T13">But base subobjects with </text:span><text:span text:style-name="T13">virtual base classes are </text:span><text:span text:style-name="T13">special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 presentation:user-transformed="true">
          <draw:text-box>
            <text:p text:style-name="P4"><text:span text:style-name="T4">Storage &amp; Data Layout </text:span><text:span text:style-name="T4">for Virtual Base Classes</text:span></text:p>
          </draw:text-box>
        </draw:frame>
        <draw:frame draw:style-name="gr14" draw:text-style-name="P19" draw:layer="layout" svg:width="11cm" svg:height="11cm" svg:x="2.2cm" svg:y="8.349cm">
          <draw:text-box>
            <text:p text:style-name="P18"><text:span text:style-name="T14">struct X {</text:span></text:p>
            <text:p text:style-name="P18"><text:span text:style-name="T15"><text:s text:c="4"/></text:span><text:span text:style-name="T15">int x;</text:span></text:p>
            <text:p text:style-name="P18"><text:span text:style-name="T14">};</text:span></text:p>
            <text:p text:style-name="P18"><text:span text:style-name="T14"/></text:p>
            <text:p text:style-name="P18"><text:span text:style-name="T14">struct Y : virtual X {</text:span></text:p>
            <text:p text:style-name="P18"><text:span text:style-name="T16"><text:s text:c="4"/></text:span><text:span text:style-name="T16">int y;</text:span></text:p>
            <text:p text:style-name="P18"><text:span text:style-name="T14">};</text:span></text:p>
            <text:p text:style-name="P18"><text:span text:style-name="T14"/></text:p>
            <text:p text:style-name="P18"><text:span text:style-name="T14">struct Z : Y {</text:span></text:p>
            <text:p text:style-name="P18"><text:span text:style-name="T17"><text:s text:c="4"/></text:span><text:span text:style-name="T17">int z;</text:span></text:p>
            <text:p text:style-name="P18"><text:span text:style-name="T14">};</text:span></text:p>
          </draw:text-box>
        </draw:frame>
        <draw:frame draw:style-name="gr15" draw:text-style-name="P19" draw:layer="layout" svg:width="11cm" svg:height="11.051cm" svg:x="14.4cm" svg:y="8.349cm">
          <draw:text-box>
            <text:p text:style-name="P18"><text:span text:style-name="T14">struct Y {</text:span></text:p>
            <text:p text:style-name="P18"><text:span text:style-name="T14"><text:s text:c="4"/></text:span><text:span text:style-name="T14">void* vbtable;</text:span></text:p>
            <text:p text:style-name="P18"><text:span text:style-name="T16"><text:s text:c="4"/></text:span><text:span text:style-name="T16">int y;</text:span></text:p>
            <text:p text:style-name="P18"><text:span text:style-name="T15"><text:s text:c="4"/></text:span><text:span text:style-name="T15">int x;</text:span></text:p>
            <text:p text:style-name="P18"><text:span text:style-name="T14">};</text:span></text:p>
            <text:p text:style-name="P18"><text:span text:style-name="T14"/></text:p>
            <text:p text:style-name="P18"><text:span text:style-name="T14">struct Z {</text:span></text:p>
            <text:p text:style-name="P18"><text:span text:style-name="T14"><text:s text:c="4"/></text:span><text:span text:style-name="T14">void* vbtable</text:span><text:span text:style-name="T14">;</text:span></text:p>
            <text:p text:style-name="P18"><text:span text:style-name="T16"><text:s text:c="4"/></text:span><text:span text:style-name="T16">int y;</text:span></text:p>
            <text:p text:style-name="P18"><text:span text:style-name="T17"><text:s text:c="4"/></text:span><text:span text:style-name="T17">int z;</text:span></text:p>
            <text:p text:style-name="P18"><text:span text:style-name="T15"><text:s text:c="4"/></text:span><text:span text:style-name="T15">int x;</text:span></text:p>
            <text:p text:style-name="P18"><text:span text:style-name="T14">};</text:span></text:p>
            <text:p text:style-name="P18"><text:span text:style-name="T14"/></text:p>
            <text:p text:style-name="P18"><text:span text:style-name="T14">offsetof(Y, x) == 12</text:span></text:p>
            <text:p text:style-name="P18"><text:span text:style-name="T14">offsetof(Z, x) == 16</text:span></text:p>
          </draw:text-box>
        </draw:frame>
        <draw:frame draw:style-name="gr16" draw:text-style-name="P17" draw:layer="layout" svg:width="23.2cm" svg:height="4.171cm" svg:x="2.2cm" svg:y="4.229cm">
          <draw:text-box>
            <text:list text:style-name="L1">
              <text:list-item>
                <text:p text:style-name="P16"><text:span text:style-name="T13">Virtual base subobjects </text:span><text:span text:style-name="T13">may be non-adjacent</text:span></text:p>
              </text:list-item>
              <text:list-item>
                <text:p text:style-name="P16"><text:span text:style-name="T13">The virtual base </text:span><text:span text:style-name="T13">subobject is still </text:span><text:span text:style-name="T13">contiguous</text:span></text:p>
              </text:list-item>
              <text:list-item>
                <text:p text:style-name="P16"><text:span text:style-name="T13">The offset to the </text:span><text:span text:style-name="T13">subobject may depend </text:span><text:span text:style-name="T13">on the most derived typ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Reference Non-static </text:span><text:span text:style-name="T4">Data Members</text:span></text:p>
          </draw:text-box>
        </draw:frame>
        <draw:frame presentation:style-name="pr9" draw:layer="layout" svg:width="11.2cm" svg:height="12.179cm" svg:x="1.4cm" svg:y="5cm" presentation:class="outline" presentation:user-transformed="true">
          <draw:text-box>
            <text:list text:style-name="L7">
              <text:list-item>
                <text:p>References are commonly implemented as pointers – can be accounted for by offsetof</text:p>
              </text:list-item>
              <text:list-item>
                <text:p>Reference address cannot be taken – offsetof should not allow that</text:p>
              </text:list-item>
              <text:list-item>
                <text:p>Taking address returns not the intended address for offsetof</text:p>
              </text:list-item>
            </text:list>
          </draw:text-box>
        </draw:frame>
        <draw:frame draw:style-name="gr17" draw:text-style-name="P12" draw:layer="layout" svg:width="12.4cm" svg:height="8.599cm" svg:x="14.2cm" svg:y="5.001cm">
          <draw:text-box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&amp; r;</text:span></text:p>
            <text:p><text:span text:style-name="T8">};</text:span></text:p>
            <text:p><text:span text:style-name="T8"/></text:p>
            <text:p><text:span text:style-name="T8">// Typical </text:span><text:span text:style-name="T8">implementation:</text:span></text:p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* r; // never </text:span><text:span text:style-name="T8">null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2" draw:text-style-name="P4" draw:layer="layout" svg:width="20cm" svg:height="2cm" svg:x="1.4cm" svg:y="1.6cm" presentation:class="title">
          <draw:text-box>
            <text:p><text:span text:style-name="T4">Summary</text:span></text:p>
          </draw:text-box>
        </draw:frame>
        <draw:frame presentation:style-name="pr10" draw:layer="layout" svg:width="25.2cm" svg:height="13.2cm" svg:x="1.4cm" svg:y="4.8cm" presentation:class="outline" presentation:user-transformed="true">
          <draw:text-box>
            <text:list text:style-name="L7">
              <text:list-item>
                <text:p>Implementations are <text:span text:style-name="T18">required to support</text:span> offsetof for all classes (not just standard-layout classes)</text:p>
              </text:list-item>
              <text:list-item>
                <text:p>Objects occupy contiguous storage (with special treatment of virtual base classes)</text:p>
              </text:list-item>
              <text:list-item>
                <text:p>Offsets to non-static data members are stable</text:p>
              </text:list-item>
              <text:list-item>
                <text:p>Offsetof for reference members or for nested members identified through a reference is U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svg:stroke-color="#3465af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font-charset="x-symbol" style:use-window-font-color="true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60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40:53.702472845</meta:creation-date>
    <meta:editing-duration>PT6H47M41S</meta:editing-duration>
    <meta:editing-cycles>55</meta:editing-cycles>
    <meta:generator>LibreOffice/5.4.2.2$Linux_X86_64 LibreOffice_project/40m0$Build-2</meta:generator>
    <meta:initial-creator>Andrey Semashev</meta:initial-creator>
    <dc:date>2018-01-21T23:56:35.618365075</dc:date>
    <dc:creator>Andrey Semashev</dc:creator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